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2" draw:name="graphics1" text:anchor-type="paragraph" svg:x="0.04mm" svg:y="0.02mm" svg:width="91.79mm" style:rel-width="100%" svg:height="47.34mm" style:rel-height="scale" draw:z-index="1"><draw:image xlink:href="../images/import-module.png" xlink:type="simple" xlink:show="embed" xlink:actuate="onLoad" draw:filter-name="&lt;All formats&gt;"/></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3" draw:name="graphics2" text:anchor-type="paragraph" svg:width="108.46mm" svg:height="92.06mm" draw:z-index="3"><draw:image xlink:href="../images/import-image.png" xlink:type="simple" xlink:show="embed" xlink:actuate="onLoad" draw:filter-name="&lt;All formats&gt;"/></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text:p>
      <text:h text:style-name="Darktable_20_heading_20_1" text:outline-level="2">Collections</text:h>
      <text:h text:style-name="Darktable_20_heading_20_1" text:outline-level="2">Rating, tagging, metadata</text:h>
      <text:h text:style-name="Darktable_20_heading_20_1" text:outline-level="2">Working with selections</text:h>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6H20M55S</meta:editing-duration>
    <meta:editing-cycles>18</meta:editing-cycles>
    <meta:generator>LibreOffice/3.3$Linux LibreOffice_project/330m19$Build-301</meta:generator>
    <meta:initial-creator>Nicholas </meta:initial-creator>
    <dc:date>2011-07-23T21:26:10</dc:date>
    <dc:creator>Stefano Fornari</dc:creator>
    <meta:document-statistic meta:table-count="0" meta:image-count="2" meta:object-count="0" meta:page-count="2" meta:paragraph-count="17" meta:word-count="526" meta:character-count="3085"/>
  </office:meta>
</office:document-meta>
</file>